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9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1.113cm"/>
    </style:style>
    <style:style style:name="Tableau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.C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3cm" style:rel-column-width="10920*"/>
    </style:style>
    <style:style style:name="Tableau3.C" style:family="table-column">
      <style:table-column-properties style:column-width="2.835cm" style:rel-column-width="10927*"/>
    </style:style>
    <style:style style:name="Tableau3.D" style:family="table-column">
      <style:table-column-properties style:column-width="2.494cm" style:rel-column-width="9614*"/>
    </style:style>
    <style:style style:name="Tableau3.E" style:family="table-column">
      <style:table-column-properties style:column-width="1.411cm" style:rel-column-width="5439*"/>
    </style:style>
    <style:style style:name="Tableau3.F" style:family="table-column">
      <style:table-column-properties style:column-width="4.595cm" style:rel-column-width="1771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51cm" style:rel-column-width="1638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imbus Sans L" fo:font-size="18pt" fo:font-weight="bold" officeooo:rsid="001c7099" officeooo:paragraph-rsid="0005eb8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Sans L" fo:font-size="14pt" officeooo:rsid="001c7099" officeooo:paragraph-rsid="0005eb8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Nimbus Sans L" officeooo:rsid="001c7099" officeooo:paragraph-rsid="0005eb89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2pt" fo:font-weight="normal" officeooo:rsid="00073246" officeooo:paragraph-rsid="0005eb8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2pt" fo:font-weight="normal" officeooo:rsid="00073246" officeooo:paragraph-rsid="000a117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fo:font-weight="normal" officeooo:rsid="00073246" officeooo:paragraph-rsid="00bc58e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fo:font-weight="normal" officeooo:rsid="014e299c" officeooo:paragraph-rsid="014e299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fo:font-weight="normal" officeooo:rsid="00c066ab" officeooo:paragraph-rsid="014e299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2pt" fo:font-weight="normal" officeooo:rsid="00c066ab" officeooo:paragraph-rsid="016bf8b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fo:font-weight="normal" officeooo:rsid="00c066ab" officeooo:paragraph-rsid="0180670c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Nimbus Sans L" fo:font-size="12pt" style:font-size-asian="12pt" style:font-size-complex="12pt"/>
    </style:style>
    <style:style style:name="P12" style:family="paragraph" style:parent-style-name="Standard">
      <style:text-properties style:font-name="Nimbus Sans L" fo:font-size="12pt" officeooo:paragraph-rsid="013bad7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2pt" officeooo:paragraph-rsid="01282814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0pt" officeooo:rsid="01541019" officeooo:paragraph-rsid="01541019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0pt" fo:font-weight="normal" officeooo:rsid="01541019" officeooo:paragraph-rsid="0154101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5bc9" officeooo:paragraph-rsid="000b5bc9" style:font-weight-asian="bold" style:font-weight-complex="bold"/>
    </style:style>
    <style:style style:name="P17" style:family="paragraph" style:parent-style-name="Standard">
      <style:text-properties style:font-name="Andale Mono" fo:font-size="10pt" officeooo:rsid="000f150d" officeooo:paragraph-rsid="0010ca6c" style:font-size-asian="10pt" style:font-size-complex="10pt"/>
    </style:style>
    <style:style style:name="P18" style:family="paragraph" style:parent-style-name="Standard">
      <style:text-properties style:font-name="Andale Mono" fo:font-size="10pt" officeooo:rsid="000f150d" officeooo:paragraph-rsid="0026d723" style:font-size-asian="10pt" style:font-size-complex="10pt"/>
    </style:style>
    <style:style style:name="P19" style:family="paragraph" style:parent-style-name="Standard">
      <style:text-properties style:font-name="Andale Mono" fo:font-size="10pt" officeooo:rsid="012abf5f" officeooo:paragraph-rsid="012abf5f" style:font-size-asian="10pt" style:font-size-complex="10pt"/>
    </style:style>
    <style:style style:name="P20" style:family="paragraph" style:parent-style-name="Standard">
      <style:text-properties style:font-name="Andale Mono" fo:font-size="10pt" officeooo:rsid="01413b74" officeooo:paragraph-rsid="01413b74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0pt" officeooo:rsid="0152a184" officeooo:paragraph-rsid="0152a184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0pt" officeooo:rsid="01650b7b" officeooo:paragraph-rsid="01650b7b" style:font-size-asian="10pt" style:font-size-complex="10pt"/>
    </style:style>
    <style:style style:name="P23" style:family="paragraph" style:parent-style-name="Standard">
      <style:text-properties style:font-name="Andale Mono" fo:font-size="10pt" style:text-underline-style="solid" style:text-underline-width="auto" style:text-underline-color="font-color" officeooo:rsid="0132436c" officeooo:paragraph-rsid="013317d5" style:font-size-asian="10pt" style:font-size-complex="10pt"/>
    </style:style>
    <style:style style:name="P24" style:family="paragraph" style:parent-style-name="Standard">
      <style:text-properties style:font-name="Andale Mono" fo:font-size="10pt" style:text-underline-style="solid" style:text-underline-width="auto" style:text-underline-color="font-color" officeooo:rsid="01359570" officeooo:paragraph-rsid="01359570" style:font-size-asian="10pt" style:font-size-complex="10pt"/>
    </style:style>
    <style:style style:name="P25" style:family="paragraph" style:parent-style-name="Standard">
      <style:text-properties style:font-name="Andale Mono" fo:font-size="10pt" style:text-underline-style="solid" style:text-underline-width="auto" style:text-underline-color="font-color" officeooo:rsid="01359570" officeooo:paragraph-rsid="01386fd4" style:font-size-asian="10pt" style:font-size-complex="10pt"/>
    </style:style>
    <style:style style:name="P26" style:family="paragraph" style:parent-style-name="Standard">
      <style:text-properties style:font-name="Andale Mono" fo:font-size="10pt" style:text-underline-style="solid" style:text-underline-width="auto" style:text-underline-color="font-color" officeooo:rsid="000f150d" officeooo:paragraph-rsid="013bad76" style:font-size-asian="10pt" style:font-size-complex="10pt"/>
    </style:style>
    <style:style style:name="P27" style:family="paragraph" style:parent-style-name="Standard">
      <style:text-properties style:font-name="Andale Mono" fo:font-size="10pt" style:text-underline-style="solid" style:text-underline-width="auto" style:text-underline-color="font-color" officeooo:rsid="013f91ec" officeooo:paragraph-rsid="013f91ec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ndale Mono" fo:font-size="10pt" style:text-underline-style="solid" style:text-underline-width="auto" style:text-underline-color="font-color" officeooo:rsid="018e8ad5" officeooo:paragraph-rsid="018e8ad5" style:font-size-asian="8.75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ndale Mono" fo:font-size="10pt" style:text-underline-style="solid" style:text-underline-width="auto" style:text-underline-color="font-color" officeooo:rsid="018e8ad5" officeooo:paragraph-rsid="0190a93f" style:font-size-asian="8.75pt" style:font-size-complex="10pt"/>
    </style:style>
    <style:style style:name="P30" style:family="paragraph" style:parent-style-name="Standard">
      <style:text-properties style:font-name="Andale Mono" fo:font-size="10pt" style:text-underline-style="none" officeooo:rsid="0140b9ce" officeooo:paragraph-rsid="0140b9ce" style:font-size-asian="10pt" style:font-size-complex="10pt"/>
    </style:style>
    <style:style style:name="P31" style:family="paragraph" style:parent-style-name="Standard">
      <style:text-properties style:font-name="Andale Mono" fo:font-size="10pt" fo:font-weight="normal" officeooo:rsid="00d29fd2" officeooo:paragraph-rsid="012abf5f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Andale Mono" fo:font-size="10pt" fo:font-weight="normal" officeooo:rsid="0141dd8b" officeooo:paragraph-rsid="01413b74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Andale Mono" fo:font-size="10pt" fo:font-weight="normal" officeooo:rsid="0141dd8b" officeooo:paragraph-rsid="0146c69c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ndale Mono" fo:font-size="10pt" fo:font-weight="normal" officeooo:rsid="0152a184" officeooo:paragraph-rsid="0152a184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ndale Mono" fo:font-size="10pt" fo:font-weight="normal" officeooo:rsid="00c066ab" officeooo:paragraph-rsid="0152a184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ndale Mono" fo:font-size="10pt" fo:font-weight="normal" officeooo:rsid="015f2e31" officeooo:paragraph-rsid="015f2e31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ndale Mono" fo:font-size="10pt" fo:font-weight="normal" officeooo:rsid="015f2e31" officeooo:paragraph-rsid="015772b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ndale Mono" fo:font-size="10pt" fo:font-weight="normal" officeooo:rsid="0157d666" officeooo:paragraph-rsid="0157d666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ndale Mono" fo:font-size="10pt" fo:font-weight="normal" officeooo:rsid="0157d666" officeooo:paragraph-rsid="0178bf60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ndale Mono" fo:font-size="10pt" fo:font-weight="normal" officeooo:rsid="01650b7b" officeooo:paragraph-rsid="01650b7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ndale Mono" fo:font-size="10pt" fo:font-weight="normal" officeooo:rsid="015b5005" officeooo:paragraph-rsid="015b5005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ndale Mono" fo:font-size="10pt" fo:font-weight="normal" officeooo:rsid="015b5005" officeooo:paragraph-rsid="0178bf60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ndale Mono" fo:font-size="10pt" fo:font-weight="normal" officeooo:rsid="015dd62a" officeooo:paragraph-rsid="015dd62a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ndale Mono" fo:font-size="10pt" fo:font-weight="normal" officeooo:rsid="017d9005" officeooo:paragraph-rsid="017d9005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ndale Mono" fo:font-size="10pt" officeooo:rsid="0170d311" officeooo:paragraph-rsid="0170d311" style:font-size-asian="8.75pt" style:font-size-complex="10pt"/>
    </style:style>
    <style:style style:name="P46" style:family="paragraph" style:parent-style-name="Standard">
      <style:paragraph-properties fo:text-align="start" style:justify-single-word="false"/>
      <style:text-properties style:font-name="Andale Mono" fo:font-size="10pt" officeooo:rsid="0170d311" officeooo:paragraph-rsid="0180670c" style:font-size-asian="8.75pt" style:font-size-complex="10pt"/>
    </style:style>
    <style:style style:name="P47" style:family="paragraph" style:parent-style-name="Standard">
      <style:paragraph-properties fo:text-align="start" style:justify-single-word="false"/>
      <style:text-properties style:font-name="Andale Mono" fo:font-size="10pt" officeooo:rsid="0170d311" officeooo:paragraph-rsid="0190a93f" style:font-size-asian="8.75pt" style:font-size-complex="10pt"/>
    </style:style>
    <style:style style:name="P48" style:family="paragraph" style:parent-style-name="Standard">
      <style:paragraph-properties fo:text-align="start" style:justify-single-word="false"/>
      <style:text-properties style:font-name="Andale Mono" fo:font-size="10pt" officeooo:rsid="0178a59c" officeooo:paragraph-rsid="0178a59c" style:font-size-asian="8.75pt" style:font-size-complex="10pt"/>
    </style:style>
    <style:style style:name="P49" style:family="paragraph" style:parent-style-name="Standard">
      <style:paragraph-properties fo:text-align="start" style:justify-single-word="false"/>
      <style:text-properties style:font-name="Andale Mono" fo:font-size="10pt" officeooo:rsid="018e8ad5" officeooo:paragraph-rsid="018e8ad5" style:font-size-asian="8.75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Andale Mono" fo:font-size="10pt" officeooo:rsid="018e8ad5" officeooo:paragraph-rsid="0190a93f" style:font-size-asian="8.75pt" style:font-size-complex="10pt"/>
    </style:style>
    <style:style style:name="P51" style:family="paragraph" style:parent-style-name="Standard">
      <style:paragraph-properties fo:text-align="start" style:justify-single-word="false"/>
      <style:text-properties officeooo:paragraph-rsid="016bf8b7"/>
    </style:style>
    <style:style style:name="P52" style:family="paragraph" style:parent-style-name="Standard">
      <style:paragraph-properties fo:text-align="start" style:justify-single-word="false"/>
      <style:text-properties officeooo:paragraph-rsid="0181493a"/>
    </style:style>
    <style:style style:name="P53" style:family="paragraph" style:parent-style-name="Standard">
      <style:paragraph-properties fo:text-align="start" style:justify-single-word="false"/>
      <style:text-properties fo:font-size="10pt" officeooo:rsid="0181493a" officeooo:paragraph-rsid="01851d83" style:font-size-asian="10pt" style:font-size-complex="10pt"/>
    </style:style>
    <style:style style:name="P54" style:family="paragraph" style:parent-style-name="Standard">
      <style:paragraph-properties fo:text-align="start" style:justify-single-word="false"/>
      <style:text-properties fo:font-size="10pt" officeooo:rsid="0181493a" officeooo:paragraph-rsid="0189328b" style:font-size-asian="10pt" style:font-size-complex="10pt"/>
    </style:style>
    <style:style style:name="P55" style:family="paragraph" style:parent-style-name="Standard">
      <style:paragraph-properties fo:text-align="start" style:justify-single-word="false"/>
      <style:text-properties fo:font-size="10pt" officeooo:rsid="01917c5e" officeooo:paragraph-rsid="0195cb01" style:font-size-asian="10pt" style:font-size-complex="10pt"/>
    </style:style>
    <style:style style:name="P56" style:family="paragraph" style:parent-style-name="Standard">
      <style:paragraph-properties fo:text-align="start" style:justify-single-word="false"/>
      <style:text-properties officeooo:rsid="0181493a" officeooo:paragraph-rsid="0181493a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Andale Mono" fo:font-size="10pt" officeooo:rsid="01312479" officeooo:paragraph-rsid="01312479" style:font-size-asian="10pt" style:font-size-complex="10pt"/>
    </style:style>
    <style:style style:name="P58" style:family="paragraph" style:parent-style-name="Standard">
      <style:paragraph-properties fo:text-align="start" style:justify-single-word="false" fo:break-before="page"/>
      <style:text-properties style:font-name="Nimbus Sans L" officeooo:paragraph-rsid="013bad76"/>
    </style:style>
    <style:style style:name="P59" style:family="paragraph" style:parent-style-name="Table_20_Contents">
      <style:paragraph-properties fo:text-align="center" style:justify-single-word="false"/>
      <style:text-properties style:font-name="Andale Mono" fo:font-size="10pt" officeooo:rsid="0133dc2a" officeooo:paragraph-rsid="0133dc2a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ndale Mono" fo:font-size="10pt" officeooo:rsid="0166ed25" officeooo:paragraph-rsid="0166ed25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ndale Mono" fo:font-size="10pt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33dc2a" officeooo:paragraph-rsid="0133dc2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33dc2a" officeooo:paragraph-rsid="0146c69c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47fc0c" officeooo:paragraph-rsid="0147fc0c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66ed25" officeooo:paragraph-rsid="0166ed25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font-name="Andale Mono" fo:font-size="10pt" officeooo:rsid="0133dc2a" officeooo:paragraph-rsid="0133dc2a" fo:background-color="transparent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style:font-name="Andale Mono" fo:font-size="10pt" officeooo:rsid="0133dc2a" officeooo:paragraph-rsid="0146c69c" fo:background-color="transparent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style:font-name="Andale Mono" fo:font-size="10pt" officeooo:rsid="0139ab31" officeooo:paragraph-rsid="0139ab31" fo:background-color="transparent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font-name="Andale Mono" fo:font-size="10pt" officeooo:rsid="0147fc0c" officeooo:paragraph-rsid="0147fc0c" fo:background-color="transparent" style:font-size-asian="10pt" style:font-size-complex="10pt"/>
    </style:style>
    <style:style style:name="P70" style:family="paragraph" style:parent-style-name="Standard">
      <style:paragraph-properties fo:text-align="start" style:justify-single-word="false"/>
      <style:text-properties style:font-name="Andale Mono" fo:font-size="10pt" fo:font-weight="normal" officeooo:rsid="0178a59c" officeooo:paragraph-rsid="0178a59c" style:font-size-asian="8.75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ndale Mono" fo:font-size="10pt" fo:font-weight="normal" officeooo:rsid="018dee7c" officeooo:paragraph-rsid="018dee7c" style:font-size-asian="8.75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ndale Mono" fo:font-size="10pt" fo:font-weight="normal" officeooo:rsid="018dee7c" officeooo:paragraph-rsid="0190a93f" style:font-size-asian="8.75pt" style:font-weight-asian="normal" style:font-size-complex="10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ndale Mono" fo:font-size="10pt" fo:font-weight="normal" officeooo:rsid="018e8ad5" officeooo:paragraph-rsid="018e8ad5" style:font-size-asian="8.75pt" style:font-weight-asian="normal" style:font-size-complex="10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ndale Mono" fo:font-size="10pt" fo:font-weight="normal" officeooo:rsid="018e8ad5" officeooo:paragraph-rsid="0190a93f" style:font-size-asian="8.75pt" style:font-weight-asian="normal" style:font-size-complex="10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ndale Mono" fo:font-size="10pt" fo:font-weight="normal" officeooo:rsid="0181493a" officeooo:paragraph-rsid="0180670c" style:font-size-asian="8.75pt" style:font-weight-asian="normal" style:font-size-complex="10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Andale Mono" fo:font-size="10pt" fo:font-weight="normal" officeooo:rsid="019b6f6b" officeooo:paragraph-rsid="019b6f6b" style:font-size-asian="8.75pt" style:font-weight-asian="normal" style:font-size-complex="10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Andale Mono" fo:font-size="10pt" style:text-underline-style="solid" style:text-underline-width="auto" style:text-underline-color="font-color" fo:font-weight="normal" officeooo:rsid="018e8ad5" officeooo:paragraph-rsid="018e8ad5" style:font-size-asian="8.75pt" style:font-weight-asian="normal" style:font-size-complex="10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Andale Mono" fo:font-size="10pt" style:text-underline-style="solid" style:text-underline-width="auto" style:text-underline-color="font-color" fo:font-weight="normal" officeooo:rsid="018e8ad5" officeooo:paragraph-rsid="0190a93f" style:font-size-asian="8.75pt" style:font-weight-asian="normal" style:font-size-complex="10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Andale Mono" fo:font-size="10pt" officeooo:rsid="0170d311" officeooo:paragraph-rsid="019e60f4" style:font-size-asian="8.75pt" style:font-size-complex="10pt"/>
    </style:style>
    <style:style style:name="P80" style:family="paragraph" style:parent-style-name="Standard">
      <style:paragraph-properties fo:text-align="start" style:justify-single-word="false"/>
      <style:text-properties style:font-name="Andale Mono" fo:font-size="10pt" officeooo:rsid="0170d311" officeooo:paragraph-rsid="01b405b0" style:font-size-asian="8.75pt" style:font-size-complex="10pt"/>
    </style:style>
    <style:style style:name="P81" style:family="paragraph" style:parent-style-name="Standard">
      <style:paragraph-properties fo:text-align="start" style:justify-single-word="false"/>
      <style:text-properties style:font-name="Andale Mono" fo:font-size="10pt" officeooo:rsid="01a3a871" officeooo:paragraph-rsid="01a3a871" style:font-size-asian="8.75pt" style:font-size-complex="10pt"/>
    </style:style>
    <style:style style:name="P82" style:family="paragraph" style:parent-style-name="Standard">
      <style:paragraph-properties fo:text-align="start" style:justify-single-word="false"/>
      <style:text-properties style:font-name="Andale Mono" fo:font-size="10pt" officeooo:rsid="01aa54ac" officeooo:paragraph-rsid="01aa54ac" style:font-size-asian="8.75pt" style:font-size-complex="10pt"/>
    </style:style>
    <style:style style:name="P83" style:family="paragraph" style:parent-style-name="Standard">
      <style:paragraph-properties fo:text-align="start" style:justify-single-word="false"/>
      <style:text-properties style:font-name="Andale Mono" fo:font-size="10pt" officeooo:rsid="01abd12b" officeooo:paragraph-rsid="01abd12b" style:font-size-asian="8.75pt" style:font-size-complex="10pt"/>
    </style:style>
    <style:style style:name="P84" style:family="paragraph" style:parent-style-name="Standard">
      <style:paragraph-properties fo:text-align="start" style:justify-single-word="false"/>
      <style:text-properties style:font-name="Andale Mono" fo:font-size="10pt" officeooo:rsid="01af93f6" officeooo:paragraph-rsid="01af93f6" style:font-size-asian="8.75pt" style:font-size-complex="10pt"/>
    </style:style>
    <style:style style:name="P85" style:family="paragraph" style:parent-style-name="Standard">
      <style:paragraph-properties fo:text-align="start" style:justify-single-word="false"/>
      <style:text-properties style:font-name="Andale Mono" fo:font-size="10pt" officeooo:rsid="01b405b0" officeooo:paragraph-rsid="01b405b0" style:font-size-asian="8.75pt" style:font-size-complex="10pt"/>
    </style:style>
    <style:style style:name="P86" style:family="paragraph" style:parent-style-name="Standard">
      <style:paragraph-properties fo:text-align="start" style:justify-single-word="false"/>
      <style:text-properties style:font-name="Andale Mono" fo:font-size="10pt" officeooo:rsid="01b5d98d" officeooo:paragraph-rsid="01b5d98d" style:font-size-asian="8.75pt" style:font-size-complex="10pt"/>
    </style:style>
    <style:style style:name="P87" style:family="paragraph" style:parent-style-name="Standard">
      <style:paragraph-properties fo:text-align="start" style:justify-single-word="false"/>
      <style:text-properties style:font-name="Andale Mono" fo:font-size="10pt" officeooo:rsid="01b759e7" officeooo:paragraph-rsid="01b759e7" style:font-size-asian="8.75pt" style:font-size-complex="10pt"/>
    </style:style>
    <style:style style:name="P88" style:family="paragraph" style:parent-style-name="Standard">
      <style:paragraph-properties fo:text-align="start" style:justify-single-word="false"/>
      <style:text-properties style:font-name="Andale Mono" fo:font-size="10pt" officeooo:rsid="01b994eb" officeooo:paragraph-rsid="01b994eb" style:font-size-asian="8.75pt" style:font-size-complex="10pt"/>
    </style:style>
    <style:style style:name="P89" style:family="paragraph" style:parent-style-name="Standard">
      <style:paragraph-properties fo:text-align="start" style:justify-single-word="false"/>
      <style:text-properties style:font-name="Nimbus Sans L" fo:font-size="10pt" fo:font-weight="normal" officeooo:rsid="016bf8b7" officeooo:paragraph-rsid="0180670c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Nimbus Sans L" fo:font-size="10pt" fo:font-weight="normal" officeooo:rsid="01851d83" officeooo:paragraph-rsid="01851d83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Nimbus Sans L" fo:font-size="10pt" fo:font-weight="normal" officeooo:rsid="0189328b" officeooo:paragraph-rsid="0189328b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Nimbus Sans L" fo:font-size="12pt" fo:font-weight="normal" officeooo:rsid="00c066ab" officeooo:paragraph-rsid="019e60f4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Nimbus Sans L" fo:font-size="12pt" fo:font-weight="normal" officeooo:rsid="00c066ab" officeooo:paragraph-rsid="01b1284d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officeooo:paragraph-rsid="01b19681"/>
    </style:style>
    <style:style style:name="P95" style:family="paragraph" style:parent-style-name="Standard">
      <style:paragraph-properties fo:text-align="start" style:justify-single-word="false"/>
      <style:text-properties officeooo:paragraph-rsid="01cc649e"/>
    </style:style>
    <style:style style:name="P96" style:family="paragraph" style:parent-style-name="Standard">
      <style:paragraph-properties fo:text-align="start" style:justify-single-word="false"/>
      <style:text-properties style:font-name="Nimbus Sans L" fo:font-size="10pt" officeooo:rsid="01a3a871" officeooo:paragraph-rsid="01a3a871" style:font-size-asian="8.75pt" style:font-size-complex="10pt"/>
    </style:style>
    <style:style style:name="P97" style:family="paragraph" style:parent-style-name="Standard">
      <style:paragraph-properties fo:text-align="start" style:justify-single-word="false"/>
      <style:text-properties style:font-name="Nimbus Sans L" fo:font-size="10pt" officeooo:rsid="01a49790" officeooo:paragraph-rsid="01a49790" style:font-size-asian="8.75pt" style:font-size-complex="10pt"/>
    </style:style>
    <style:style style:name="P98" style:family="paragraph" style:parent-style-name="Standard">
      <style:paragraph-properties fo:text-align="start" style:justify-single-word="false"/>
      <style:text-properties style:font-name="Nimbus Sans L" fo:font-size="10pt" officeooo:rsid="01b994eb" officeooo:paragraph-rsid="01b994eb" style:font-size-asian="8.75pt" style:font-size-complex="10pt"/>
    </style:style>
    <style:style style:name="P99" style:family="paragraph" style:parent-style-name="Standard">
      <style:paragraph-properties fo:text-align="start" style:justify-single-word="false"/>
      <style:text-properties style:font-name="Nimbus Sans L" fo:font-size="10pt" officeooo:rsid="01c08b25" officeooo:paragraph-rsid="01c08b25" style:font-size-asian="8.75pt" style:font-size-complex="10pt"/>
    </style:style>
    <style:style style:name="P100" style:family="paragraph" style:parent-style-name="Standard">
      <style:paragraph-properties fo:text-align="start" style:justify-single-word="false"/>
      <style:text-properties style:font-name="Nimbus Sans L" fo:font-size="10pt" officeooo:rsid="01c3aeab" officeooo:paragraph-rsid="01c3aeab" style:font-size-asian="8.75pt" style:font-size-complex="10pt"/>
    </style:style>
    <style:style style:name="P101" style:family="paragraph" style:parent-style-name="Standard">
      <style:paragraph-properties fo:text-align="start" style:justify-single-word="false"/>
      <style:text-properties style:font-name="Nimbus Sans L" fo:font-size="10pt" style:text-underline-style="none" officeooo:rsid="01c3aeab" officeooo:paragraph-rsid="01c3aeab" style:font-size-asian="8.75pt" style:font-size-complex="10pt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Andale Mono" fo:font-size="10pt" fo:font-weight="normal" officeooo:rsid="018dee7c" officeooo:paragraph-rsid="018dee7c" style:font-size-asian="8.75pt" style:font-weight-asian="normal" style:font-size-complex="10pt" style:font-weight-complex="normal"/>
    </style:style>
    <style:style style:name="P103" style:family="paragraph" style:parent-style-name="Standard">
      <style:paragraph-properties fo:text-align="start" style:justify-single-word="false" fo:break-before="page"/>
      <style:text-properties officeooo:paragraph-rsid="01a234c4"/>
    </style:style>
    <style:style style:name="P10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ndale Mono" fo:font-size="10pt" fo:font-weight="normal" officeooo:rsid="018e8ad5" officeooo:paragraph-rsid="018e8ad5" style:font-size-asian="8.75pt" style:font-weight-asian="normal" style:font-size-complex="10pt" style:font-weight-complex="normal"/>
    </style:style>
    <style:style style:name="P10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ndale Mono" fo:font-size="10pt" fo:font-weight="normal" officeooo:rsid="01972a0f" officeooo:paragraph-rsid="01972a0f" style:font-size-asian="8.75pt" style:font-weight-asian="normal" style:font-size-complex="10pt" style:font-weight-complex="normal"/>
    </style:style>
    <style:style style:name="P10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ndale Mono" fo:font-size="10pt" fo:font-weight="normal" officeooo:rsid="0199068c" officeooo:paragraph-rsid="0199068c" style:font-size-asian="8.75pt" style:font-weight-asian="normal" style:font-size-complex="10pt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dale Mono" fo:font-size="10pt" officeooo:rsid="01abd12b" officeooo:paragraph-rsid="01abd12b" style:font-size-asian="8.75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style:font-name="Andale Mono" fo:font-size="10pt" officeooo:rsid="01bd7889" officeooo:paragraph-rsid="01bd7889" style:font-size-asian="8.75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style:font-name="Andale Mono" fo:font-size="10pt" officeooo:rsid="01bea10d" officeooo:paragraph-rsid="01bea10d" style:font-size-asian="8.75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1bc08a8" officeooo:paragraph-rsid="01bc08a8" style:font-size-asian="8.75pt" style:font-weight-asian="bold" style:font-size-complex="10pt" style:font-weight-complex="bold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size="12pt" style:font-size-asian="10.5pt" style:font-size-complex="12pt"/>
    </style:style>
    <style:style style:name="T3" style:family="text">
      <style:text-properties style:font-name="Nimbus Sans L" fo:font-size="12pt" officeooo:rsid="00073246" style:font-size-asian="10.5pt" style:font-size-complex="12pt"/>
    </style:style>
    <style:style style:name="T4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Nimbus Sans L" fo:font-size="12pt" fo:font-weight="normal" officeooo:rsid="000bf78c" style:font-size-asian="12pt" style:font-weight-asian="normal" style:font-size-complex="12pt" style:font-weight-complex="normal"/>
    </style:style>
    <style:style style:name="T6" style:family="text">
      <style:text-properties style:font-name="Nimbus Sans L" fo:font-size="12pt" fo:font-weight="normal" officeooo:rsid="00c066ab" style:font-size-asian="12pt" style:font-weight-asian="normal" style:font-size-complex="12pt" style:font-weight-complex="normal"/>
    </style:style>
    <style:style style:name="T7" style:family="text">
      <style:text-properties style:font-name="Nimbus Sans L" fo:font-size="12pt" fo:font-weight="normal" officeooo:rsid="014e299c" style:font-size-asian="12pt" style:font-weight-asian="normal" style:font-size-complex="12pt" style:font-weight-complex="normal"/>
    </style:style>
    <style:style style:name="T8" style:family="text">
      <style:text-properties style:font-name="Nimbus Sans L" fo:font-size="12pt" fo:font-weight="normal" officeooo:rsid="014f5b42" style:font-size-asian="12pt" style:font-weight-asian="normal" style:font-size-complex="12pt" style:font-weight-complex="normal"/>
    </style:style>
    <style:style style:name="T9" style:family="text">
      <style:text-properties style:font-name="Nimbus Sans L" fo:font-size="12pt" fo:font-weight="normal" officeooo:rsid="016bf8b7" style:font-size-asian="12pt" style:font-weight-asian="normal" style:font-size-complex="12pt" style:font-weight-complex="normal"/>
    </style:style>
    <style:style style:name="T10" style:family="text">
      <style:text-properties style:font-name="Nimbus Sans L" fo:font-size="12pt" fo:font-weight="normal" officeooo:rsid="016cb078" style:font-size-asian="12pt" style:font-weight-asian="normal" style:font-size-complex="12pt" style:font-weight-complex="normal"/>
    </style:style>
    <style:style style:name="T11" style:family="text">
      <style:text-properties style:font-name="Nimbus Sans L" fo:font-size="12pt" fo:font-weight="normal" officeooo:rsid="0180670c" style:font-size-asian="12pt" style:font-weight-asian="normal" style:font-size-complex="12pt" style:font-weight-complex="normal"/>
    </style:style>
    <style:style style:name="T12" style:family="text">
      <style:text-properties style:font-name="Nimbus Sans L" fo:font-size="12pt" fo:font-weight="normal" officeooo:rsid="0181493a" style:font-size-asian="12pt" style:font-weight-asian="normal" style:font-size-complex="12pt" style:font-weight-complex="normal"/>
    </style:style>
    <style:style style:name="T13" style:family="text">
      <style:text-properties style:font-name="Nimbus Sans L" fo:font-size="12pt" fo:font-weight="normal" officeooo:rsid="01833928" style:font-size-asian="12pt" style:font-weight-asian="normal" style:font-size-complex="12pt" style:font-weight-complex="normal"/>
    </style:style>
    <style:style style:name="T14" style:family="text">
      <style:text-properties style:font-name="Nimbus Sans L" fo:font-size="12pt" fo:font-weight="normal" officeooo:rsid="019e60f4" style:font-size-asian="12pt" style:font-weight-asian="normal" style:font-size-complex="12pt" style:font-weight-complex="normal"/>
    </style:style>
    <style:style style:name="T15" style:family="text">
      <style:text-properties style:font-name="Nimbus Sans L" fo:font-size="12pt" fo:font-weight="normal" officeooo:rsid="01a234c4" style:font-size-asian="12pt" style:font-weight-asian="normal" style:font-size-complex="12pt" style:font-weight-complex="normal"/>
    </style:style>
    <style:style style:name="T16" style:family="text">
      <style:text-properties style:font-name="Nimbus Sans L" fo:font-size="12pt" fo:font-weight="normal" officeooo:rsid="01a2e8e0" style:font-size-asian="12pt" style:font-weight-asian="normal" style:font-size-complex="12pt" style:font-weight-complex="normal"/>
    </style:style>
    <style:style style:name="T17" style:family="text">
      <style:text-properties style:font-name="Nimbus Sans L" fo:font-size="12pt" fo:font-weight="normal" officeooo:rsid="01a2ee63" style:font-size-asian="12pt" style:font-weight-asian="normal" style:font-size-complex="12pt" style:font-weight-complex="normal"/>
    </style:style>
    <style:style style:name="T18" style:family="text">
      <style:text-properties style:font-name="Nimbus Sans L" fo:font-size="12pt" fo:font-weight="normal" officeooo:rsid="01b1284d" style:font-size-asian="12pt" style:font-weight-asian="normal" style:font-size-complex="12pt" style:font-weight-complex="normal"/>
    </style:style>
    <style:style style:name="T19" style:family="text">
      <style:text-properties style:font-name="Nimbus Sans L" fo:font-size="12pt" fo:font-weight="normal" officeooo:rsid="01b19681" style:font-size-asian="12pt" style:font-weight-asian="normal" style:font-size-complex="12pt" style:font-weight-complex="normal"/>
    </style:style>
    <style:style style:name="T20" style:family="text">
      <style:text-properties style:font-name="Nimbus Sans L" fo:font-size="12pt" fo:font-weight="normal" officeooo:rsid="01cb0f3b" style:font-size-asian="12pt" style:font-weight-asian="normal" style:font-size-complex="12pt" style:font-weight-complex="normal"/>
    </style:style>
    <style:style style:name="T21" style:family="text">
      <style:text-properties style:font-name="Nimbus Sans L" fo:font-weight="normal" style:font-weight-asian="normal" style:font-weight-complex="normal"/>
    </style:style>
    <style:style style:name="T22" style:family="text">
      <style:text-properties style:font-name="Nimbus Sans L" fo:font-weight="normal" officeooo:rsid="01851d83" style:font-weight-asian="normal" style:font-weight-complex="normal"/>
    </style:style>
    <style:style style:name="T23" style:family="text">
      <style:text-properties style:font-name="Nimbus Sans L" fo:font-weight="normal" officeooo:rsid="0189328b" style:font-weight-asian="normal" style:font-weight-complex="normal"/>
    </style:style>
    <style:style style:name="T24" style:family="text">
      <style:text-properties style:font-name="Nimbus Sans L" fo:font-weight="normal" officeooo:rsid="01932a7d" style:font-weight-asian="normal" style:font-weight-complex="normal"/>
    </style:style>
    <style:style style:name="T25" style:family="text">
      <style:text-properties style:font-name="Nimbus Sans L" fo:font-weight="normal" officeooo:rsid="019373b9" style:font-weight-asian="normal" style:font-weight-complex="normal"/>
    </style:style>
    <style:style style:name="T26" style:family="text">
      <style:text-properties style:font-name="Nimbus Sans L" fo:font-weight="normal" officeooo:rsid="01950138" style:font-weight-asian="normal" style:font-weight-complex="normal"/>
    </style:style>
    <style:style style:name="T27" style:family="text">
      <style:text-properties style:font-name="Nimbus Sans L" fo:font-weight="normal" officeooo:rsid="0195cb01" style:font-weight-asian="normal" style:font-weight-complex="normal"/>
    </style:style>
    <style:style style:name="T28" style:family="text">
      <style:text-properties style:font-name="Nimbus Sans L" officeooo:rsid="017e82b9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0bf78c" style:font-weight-asian="normal" style:font-weight-complex="normal"/>
    </style:style>
    <style:style style:name="T31" style:family="text">
      <style:text-properties fo:font-weight="normal" officeooo:rsid="00c066ab" style:font-weight-asian="normal" style:font-weight-complex="normal"/>
    </style:style>
    <style:style style:name="T32" style:family="text">
      <style:text-properties fo:font-weight="normal" officeooo:rsid="00d29fd2" style:font-weight-asian="normal" style:font-weight-complex="normal"/>
    </style:style>
    <style:style style:name="T33" style:family="text">
      <style:text-properties fo:font-weight="normal" officeooo:rsid="01282814" style:font-weight-asian="normal" style:font-weight-complex="normal"/>
    </style:style>
    <style:style style:name="T34" style:family="text">
      <style:text-properties fo:font-weight="normal" officeooo:rsid="01296852" style:font-weight-asian="normal" style:font-weight-complex="normal"/>
    </style:style>
    <style:style style:name="T35" style:family="text">
      <style:text-properties fo:font-weight="normal" officeooo:rsid="013d0a7c" style:font-weight-asian="normal" style:font-weight-complex="normal"/>
    </style:style>
    <style:style style:name="T36" style:family="text">
      <style:text-properties fo:font-weight="normal" officeooo:rsid="013e5037" style:font-weight-asian="normal" style:font-weight-complex="normal"/>
    </style:style>
    <style:style style:name="T37" style:family="text">
      <style:text-properties fo:font-weight="normal" officeooo:rsid="0141dd8b" style:font-weight-asian="normal" style:font-weight-complex="normal"/>
    </style:style>
    <style:style style:name="T38" style:family="text">
      <style:text-properties fo:font-weight="normal" officeooo:rsid="0155ed0d" style:font-weight-asian="normal" style:font-weight-complex="normal"/>
    </style:style>
    <style:style style:name="T39" style:family="text">
      <style:text-properties fo:font-weight="normal" officeooo:rsid="0166270e" style:font-weight-asian="normal" style:font-weight-complex="normal"/>
    </style:style>
    <style:style style:name="T40" style:family="text">
      <style:text-properties fo:font-weight="normal" officeooo:rsid="018b624d" style:font-weight-asian="normal" style:font-weight-complex="normal"/>
    </style:style>
    <style:style style:name="T41" style:family="text">
      <style:text-properties fo:font-weight="normal" officeooo:rsid="018ec6ee" style:font-weight-asian="normal" style:font-weight-complex="normal"/>
    </style:style>
    <style:style style:name="T42" style:family="text">
      <style:text-properties fo:font-weight="normal" officeooo:rsid="0190862b" style:font-weight-asian="normal" style:font-weight-complex="normal"/>
    </style:style>
    <style:style style:name="T43" style:family="text">
      <style:text-properties fo:font-weight="normal" officeooo:rsid="019af48e" style:font-weight-asian="normal" style:font-weight-complex="normal"/>
    </style:style>
    <style:style style:name="T44" style:family="text">
      <style:text-properties fo:font-weight="normal" officeooo:rsid="01a917e1" style:font-weight-asian="normal" style:font-weight-complex="normal"/>
    </style:style>
    <style:style style:name="T45" style:family="text">
      <style:text-properties fo:font-weight="normal" officeooo:rsid="01a9c5a7" style:font-weight-asian="normal" style:font-weight-complex="normal"/>
    </style:style>
    <style:style style:name="T46" style:family="text">
      <style:text-properties fo:font-weight="normal" officeooo:rsid="01ad7a1f" style:font-weight-asian="normal" style:font-weight-complex="normal"/>
    </style:style>
    <style:style style:name="T47" style:family="text">
      <style:text-properties fo:font-weight="normal" officeooo:rsid="01aee9df" style:font-weight-asian="normal" style:font-weight-complex="normal"/>
    </style:style>
    <style:style style:name="T48" style:family="text">
      <style:text-properties fo:font-weight="normal" officeooo:rsid="01c0e130" style:font-weight-asian="normal" style:font-weight-complex="normal"/>
    </style:style>
    <style:style style:name="T49" style:family="text">
      <style:text-properties fo:font-weight="normal" officeooo:rsid="01c1de69" style:font-weight-asian="normal" style:font-weight-complex="normal"/>
    </style:style>
    <style:style style:name="T50" style:family="text">
      <style:text-properties fo:font-weight="normal" officeooo:rsid="01c1f6b6" style:font-weight-asian="normal" style:font-weight-complex="normal"/>
    </style:style>
    <style:style style:name="T51" style:family="text">
      <style:text-properties fo:font-weight="normal" officeooo:rsid="01c35a05" style:font-weight-asian="normal" style:font-weight-complex="normal"/>
    </style:style>
    <style:style style:name="T52" style:family="text">
      <style:text-properties fo:font-weight="normal" officeooo:rsid="01c3aeab" style:font-weight-asian="normal" style:font-weight-complex="normal"/>
    </style:style>
    <style:style style:name="T53" style:family="text">
      <style:text-properties officeooo:rsid="00aa6a76"/>
    </style:style>
    <style:style style:name="T54" style:family="text">
      <style:text-properties officeooo:rsid="01257682"/>
    </style:style>
    <style:style style:name="T55" style:family="text">
      <style:text-properties fo:font-size="12pt" fo:font-weight="normal" officeooo:rsid="000bf78c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13bad76" style:font-size-asian="12pt" style:font-weight-asian="normal" style:font-size-complex="12pt" style:font-weight-complex="normal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13317d5"/>
    </style:style>
    <style:style style:name="T59" style:family="text">
      <style:text-properties style:text-underline-style="none" officeooo:rsid="0139ab31"/>
    </style:style>
    <style:style style:name="T60" style:family="text">
      <style:text-properties officeooo:rsid="0139ab31"/>
    </style:style>
    <style:style style:name="T61" style:family="text">
      <style:text-properties officeooo:rsid="0146c69c"/>
    </style:style>
    <style:style style:name="T62" style:family="text">
      <style:text-properties officeooo:rsid="0147fc0c"/>
    </style:style>
    <style:style style:name="T63" style:family="text">
      <style:text-properties officeooo:rsid="0179f10b"/>
    </style:style>
    <style:style style:name="T64" style:family="text">
      <style:text-properties officeooo:rsid="017d561e"/>
    </style:style>
    <style:style style:name="T65" style:family="text">
      <style:text-properties officeooo:rsid="01805326"/>
    </style:style>
    <style:style style:name="T66" style:family="text">
      <style:text-properties style:font-name="Nimbus Sans L" fo:font-weight="normal" officeooo:rsid="01abd12b" style:font-weight-asian="normal" style:font-weight-complex="normal"/>
    </style:style>
    <style:style style:name="T67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on Franck</text:p>
      <text:p text:style-name="P2">M1 GIL</text:p>
      <text:p text:style-name="P3"/>
      <text:p text:style-name="P1">Compte-rendu du TP n°<text:span text:style-name="T54">4</text:span></text:p>
      <text:p text:style-name="P1"/>
      <text:p text:style-name="P4"><text:span text:style-name="T53">L</text:span>e <text:span text:style-name="T54">schéma de </text:span>tables <text:span text:style-name="T53">utilisé, est le même que celui utilisé dans le TP3.</text:span></text:p>
      <text:p text:style-name="P6"/>
      <text:p text:style-name="P5"/>
      <text:p text:style-name="P16"><text:span text:style-name="T3">R</text:span><text:span text:style-name="T2">equêtes</text:span></text:p>
      <text:p text:style-name="P13"><text:span text:style-name="T30">1) </text:span><text:span text:style-name="T31">D</text:span><text:span text:style-name="T33">é</text:span><text:span text:style-name="T31">finissez un d</text:span><text:span text:style-name="T33">é</text:span><text:span text:style-name="T31">clencheur qui modifie les n-uplets dans la table MALADE de la fa</text:span><text:span text:style-name="T33">ç</text:span><text:span text:style-name="T31">on suivante </text:span><text:span text:style-name="T33">à</text:span><text:span text:style-name="T31"> chaque nouvelle insertion :</text:span></text:p>
      <text:p text:style-name="P13"><text:span text:style-name="T31"><text:tab/>(a) </text:span><text:span text:style-name="T34">L</text:span><text:span text:style-name="T31">’identifiant sera </text:span><text:span text:style-name="T33">é</text:span><text:span text:style-name="T31">gal au plus grand identifiant pr</text:span><text:span text:style-name="T33">é</text:span><text:span text:style-name="T31">sent dans la table + 1. </text:span></text:p>
      <text:p text:style-name="P13"><text:span text:style-name="T31"><text:tab/>(b) </text:span><text:span text:style-name="T34">L</text:span><text:span text:style-name="T31">e nom et le pr</text:span><text:span text:style-name="T33">é</text:span><text:span text:style-name="T31">nom du malade seront </text:span><text:span text:style-name="T33">é</text:span><text:span text:style-name="T31">crits en lettres minuscules.</text:span></text:p>
      <text:p text:style-name="P11"/>
      <text:p text:style-name="P18">SQL] </text:p>
      <text:p text:style-name="P57">CREATE OR REPLACE TRIGGER TRIGGER_EX1</text:p>
      <text:p text:style-name="P57"><text:s text:c="2"/>AFTER INSERT ON CARON_MALADE</text:p>
      <text:p text:style-name="P57"><text:s text:c="2"/>FOR EACH ROW</text:p>
      <text:p text:style-name="P57">BEGIN</text:p>
      <text:p text:style-name="P57"><text:s text:c="2"/>UPDATE CARON_MALADE</text:p>
      <text:p text:style-name="P57"><text:s text:c="2"/>SET n_malade = (SELECT max(n_malade) FROM CARON_MALADE) + 1,</text:p>
      <text:p text:style-name="P57"><text:s text:c="2"/>nom_malade = LOWER(nom_malade), prenom_malade = LOWER(prenom_malade);</text:p>
      <text:p text:style-name="P57">END;</text:p>
      <text:p text:style-name="P17"/>
      <text:p text:style-name="P19">TESTS]</text:p>
      <text:p text:style-name="P23">1)<text:span text:style-name="T57"> </text:span><text:span text:style-name="T58">insert into caron_malade VALUES(5410,'Henri','Jacques','76 rue de la Paix, Paris','0145897622','0612121212') ;</text:span></text:p>
      <text:p text:style-name="P23"/>
      <text:p text:style-name="P25">2)<text:span text:style-name="T57"> </text:span><text:span text:style-name="T58">insert into caron_malade VALUES(</text:span><text:span text:style-name="T59">400</text:span><text:span text:style-name="T58">0,'</text:span><text:span text:style-name="T59">Sam</text:span><text:span text:style-name="T58">','</text:span><text:span text:style-name="T59">Flynn</text:span><text:span text:style-name="T58">','</text:span><text:span text:style-name="T59">none</text:span><text:span text:style-name="T58">','01458</text:span><text:span text:style-name="T59">89966</text:span><text:span text:style-name="T58">','061212121</text:span><text:span text:style-name="T59">3</text:span><text:span text:style-name="T58">') ;</text:span></text:p>
      <text:p text:style-name="P24"/>
      <text:p text:style-name="P24">R]<text:span text:style-name="T57"> SELECT N_MALADE, NOM_MALADE, PRENOM_MALADE FROM CARON_MALADE;</text:span></text:p>
      <text:p text:style-name="P2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2">N_MALADE</text:p>
          </table:table-cell>
          <table:table-cell table:style-name="Tableau1.A1" office:value-type="string">
            <text:p text:style-name="P62">NOM_MALADE</text:p>
          </table:table-cell>
          <table:table-cell table:style-name="Tableau1.C1" office:value-type="string">
            <text:p text:style-name="P62">PRENOM_MALADE</text:p>
          </table:table-cell>
        </table:table-row>
        <table:table-row>
          <table:table-cell table:style-name="Tableau1.A2" office:value-type="string">
            <text:p text:style-name="P59">5678</text:p>
          </table:table-cell>
          <table:table-cell table:style-name="Tableau1.A2" office:value-type="string">
            <text:p text:style-name="P59">durand</text:p>
          </table:table-cell>
          <table:table-cell table:style-name="Tableau1.C2" office:value-type="string">
            <text:p text:style-name="P59">pierre</text:p>
          </table:table-cell>
        </table:table-row>
        <table:table-row>
          <table:table-cell table:style-name="Tableau1.A2" office:value-type="string">
            <text:p text:style-name="P59">5430</text:p>
          </table:table-cell>
          <table:table-cell table:style-name="Tableau1.A2" office:value-type="string">
            <text:p text:style-name="P59">marchand</text:p>
          </table:table-cell>
          <table:table-cell table:style-name="Tableau1.C2" office:value-type="string">
            <text:p text:style-name="P59">fabrice</text:p>
          </table:table-cell>
        </table:table-row>
        <table:table-row>
          <table:table-cell table:style-name="Tableau1.A2" office:value-type="string">
            <text:p text:style-name="P59">5220</text:p>
          </table:table-cell>
          <table:table-cell table:style-name="Tableau1.A2" office:value-type="string">
            <text:p text:style-name="P59">bonnet</text:p>
          </table:table-cell>
          <table:table-cell table:style-name="Tableau1.C2" office:value-type="string">
            <text:p text:style-name="P59">monique</text:p>
          </table:table-cell>
        </table:table-row>
        <table:table-row>
          <table:table-cell table:style-name="Tableau1.A2" office:value-type="string">
            <text:p text:style-name="P59">5970</text:p>
          </table:table-cell>
          <table:table-cell table:style-name="Tableau1.A2" office:value-type="string">
            <text:p text:style-name="P59">lambert</text:p>
          </table:table-cell>
          <table:table-cell table:style-name="Tableau1.C2" office:value-type="string">
            <text:p text:style-name="P59">jacques</text:p>
          </table:table-cell>
        </table:table-row>
        <table:table-row>
          <table:table-cell table:style-name="Tableau1.A2" office:value-type="string">
            <text:p text:style-name="P59">5780</text:p>
          </table:table-cell>
          <table:table-cell table:style-name="Tableau1.A2" office:value-type="string">
            <text:p text:style-name="P59">durand</text:p>
          </table:table-cell>
          <table:table-cell table:style-name="Tableau1.C2" office:value-type="string">
            <text:p text:style-name="P59">jeanne</text:p>
          </table:table-cell>
        </table:table-row>
        <table:table-row>
          <table:table-cell table:style-name="Tableau1.A2" office:value-type="string">
            <text:p text:style-name="P59">5632</text:p>
          </table:table-cell>
          <table:table-cell table:style-name="Tableau1.A2" office:value-type="string">
            <text:p text:style-name="P59">faure</text:p>
          </table:table-cell>
          <table:table-cell table:style-name="Tableau1.C2" office:value-type="string">
            <text:p text:style-name="P59">aline</text:p>
          </table:table-cell>
        </table:table-row>
        <table:table-row>
          <table:table-cell table:style-name="Tableau1.A2" office:value-type="string">
            <text:p text:style-name="P59">5320</text:p>
          </table:table-cell>
          <table:table-cell table:style-name="Tableau1.A2" office:value-type="string">
            <text:p text:style-name="P59">garcia</text:p>
          </table:table-cell>
          <table:table-cell table:style-name="Tableau1.C2" office:value-type="string">
            <text:p text:style-name="P59">paul</text:p>
          </table:table-cell>
        </table:table-row>
        <table:table-row>
          <table:table-cell table:style-name="Tableau1.A9" office:value-type="string">
            <text:p text:style-name="P66">5971</text:p>
          </table:table-cell>
          <table:table-cell table:style-name="Tableau1.A9" office:value-type="string">
            <text:p text:style-name="P66">henri</text:p>
          </table:table-cell>
          <table:table-cell table:style-name="Tableau1.C9" office:value-type="string">
            <text:p text:style-name="P66">jacques</text:p>
          </table:table-cell>
        </table:table-row>
        <table:table-row>
          <table:table-cell table:style-name="Tableau1.A9" office:value-type="string">
            <text:p text:style-name="P66">5<text:span text:style-name="T60">972</text:span></text:p>
          </table:table-cell>
          <table:table-cell table:style-name="Tableau1.A9" office:value-type="string">
            <text:p text:style-name="P68">sam</text:p>
          </table:table-cell>
          <table:table-cell table:style-name="Tableau1.C9" office:value-type="string">
            <text:p text:style-name="P68">flynn</text:p>
          </table:table-cell>
        </table:table-row>
      </table:table>
      <text:p text:style-name="P23"/>
      <text:p text:style-name="P58"><text:span text:style-name="T56">2</text:span><text:span text:style-name="T55">) </text:span><text:span text:style-name="T31">Ajoutez un d</text:span><text:span text:style-name="T36">é</text:span><text:span text:style-name="T31">clencheur qui modifie les consultations ins</text:span><text:span text:style-name="T35">éré</text:span><text:span text:style-name="T31">es lorsque l’attribut prescription et l’attribut examen sont NULL : l’attribut examen aura alors comme valeur “Visite de routine”.</text:span></text:p>
      <text:p text:style-name="P12"/>
      <text:p text:style-name="P26">SQL]</text:p>
      <text:p text:style-name="P30">CREATE OR REPLACE TRIGGER TRIGGER_EX2</text:p>
      <text:p text:style-name="P30"><text:s text:c="2"/>BEFORE INSERT ON CARON_CONSULTATION</text:p>
      <text:p text:style-name="P30"><text:s text:c="2"/>FOR EACH ROW</text:p>
      <text:p text:style-name="P30">BEGIN</text:p>
      <text:p text:style-name="P30"><text:s text:c="2"/>IF :NEW.prescription IS NULL AND :NEW.examen IS NULL</text:p>
      <text:p text:style-name="P30"><text:s text:c="2"/>THEN :NEW.examen := 'Visite de routine';</text:p>
      <text:p text:style-name="P30"><text:s text:c="2"/>END IF;</text:p>
      <text:p text:style-name="P30">END;</text:p>
      <text:p text:style-name="P30">/</text:p>
      <text:p text:style-name="P26"/>
      <text:p text:style-name="P27">TESTS]</text:p>
      <text:p text:style-name="P27">1)<text:span text:style-name="T57"> insert into caron_consultation(n_med,n_malade,date_consult,h_consult) values(146, 5780, '19-11-2011','09');</text:span></text:p>
      <text:p text:style-name="P27"/>
      <text:p text:style-name="P27">2)<text:span text:style-name="T57"> insert into caron_consultation(n_med,n_malade,date_consult,h_consult) values(146, 5780, '20-11-2011','11');</text:span></text:p>
      <text:p text:style-name="P31"/>
      <text:p text:style-name="P31"/>
      <text:p text:style-name="P20"><text:span text:style-name="T32">R</text:span><text:span text:style-name="T29">] </text:span><text:span text:style-name="T37">SELECT N_MED, N_MALADE, EXAMEN FROM CARON_CONSULTATION;</text:span></text:p>
      <text:p text:style-name="P32"/>
      <text:p text:style-name="P33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3">N_<text:span text:style-name="T61">MED</text:span></text:p>
          </table:table-cell>
          <table:table-cell table:style-name="Tableau2.A1" office:value-type="string">
            <text:p text:style-name="P63">N_MALADE</text:p>
          </table:table-cell>
          <table:table-cell table:style-name="Tableau2.C1" office:value-type="string">
            <text:p text:style-name="P64">EXAMEN</text:p>
          </table:table-cell>
        </table:table-row>
        <table:table-row table:style-name="Tableau2.2">
          <table:table-cell table:style-name="Tableau2.A2" office:value-type="string">
            <text:p text:style-name="P67"/>
            <text:p text:style-name="P67">…</text:p>
            <text:p text:style-name="P67"/>
          </table:table-cell>
          <table:table-cell table:style-name="Tableau2.A2" office:value-type="string">
            <text:p text:style-name="P67"/>
            <text:p text:style-name="P67">…</text:p>
            <text:p text:style-name="P67"/>
          </table:table-cell>
          <table:table-cell table:style-name="Tableau2.C2" office:value-type="string">
            <text:p text:style-name="P67"/>
            <text:p text:style-name="P67">… <text:span text:style-name="T62">(null)</text:span></text:p>
            <text:p text:style-name="P67"/>
          </table:table-cell>
        </table:table-row>
        <table:table-row>
          <table:table-cell table:style-name="Tableau2.A3" office:value-type="string">
            <text:p text:style-name="P69">146</text:p>
          </table:table-cell>
          <table:table-cell table:style-name="Tableau2.A3" office:value-type="string">
            <text:p text:style-name="P69">5780</text:p>
          </table:table-cell>
          <table:table-cell table:style-name="Tableau2.C3" office:value-type="string">
            <text:p text:style-name="P69">Visite de routine</text:p>
          </table:table-cell>
        </table:table-row>
        <table:table-row>
          <table:table-cell table:style-name="Tableau2.A3" office:value-type="string">
            <text:p text:style-name="P69">146</text:p>
          </table:table-cell>
          <table:table-cell table:style-name="Tableau2.A3" office:value-type="string">
            <text:p text:style-name="P69">5780</text:p>
          </table:table-cell>
          <table:table-cell table:style-name="Tableau2.C3" office:value-type="string">
            <text:p text:style-name="P69">Visite de routine</text:p>
          </table:table-cell>
        </table:table-row>
      </table:table>
      <text:p text:style-name="P7"/>
      <text:p text:style-name="P7"/>
      <text:p text:style-name="P95"><text:span text:style-name="T7">3</text:span><text:span text:style-name="T5">) </text:span><text:span text:style-name="T6">Cr</text:span><text:span text:style-name="T8">é</text:span><text:span text:style-name="T6">ez une table </text:span><text:span text:style-name="T20">CARON_</text:span><text:span text:style-name="T6">ARCHIVE_CONSULTATION qui contiendra les consultations pass</text:span><text:span text:style-name="T8">é</text:span><text:span text:style-name="T6">es. Chaque consultation supprim</text:span><text:span text:style-name="T8">é</text:span><text:span text:style-name="T6">e dont la date est ant</text:span><text:span text:style-name="T8">é</text:span><text:span text:style-name="T6">rieure </text:span><text:span text:style-name="T8">à</text:span><text:span text:style-name="T6"> la date actuelle sera archiv</text:span><text:span text:style-name="T8">é</text:span><text:span text:style-name="T6">e dans la table </text:span><text:span text:style-name="T20">CARON_</text:span><text:span text:style-name="T6">ARCHIVE_CONSULTATION.</text:span></text:p>
      <text:p text:style-name="P8"/>
      <text:p text:style-name="P21"><text:span text:style-name="T29">SQL] </text:span><text:span text:style-name="T21">On copie la table sans éléments (en utilisant le fait que l’heure est toujours définie pour toutes les lignes).</text:span></text:p>
      <text:p text:style-name="P34"/>
      <text:p text:style-name="P35">CREATE TABLE CARON_ARCHIVE_CONSULTATION</text:p>
      <text:p text:style-name="P35"><text:s text:c="2"/>AS (SELECT * FROM CARON_CONSULTATION WHERE h_consult IS NULL);</text:p>
      <text:p text:style-name="P35"/>
      <text:p text:style-name="P14"><text:span text:style-name="T38">Puis, on</text:span><text:span text:style-name="T29"> crée le trigger :</text:span></text:p>
      <text:p text:style-name="P15"/>
      <text:p text:style-name="P36">CREATE TABLE CARON_ARCHIVE_CONSULTATION</text:p>
      <text:p text:style-name="P36"><text:s text:c="2"/>AS (SELECT * FROM CARON_CONSULTATION WHERE h_consult IS NULL);</text:p>
      <text:p text:style-name="P36"/>
      <text:p text:style-name="P36">CREATE OR REPLACE TRIGGER TRIGGER_EX3</text:p>
      <text:p text:style-name="P36"><text:s text:c="2"/>BEFORE DELETE ON CARON_CONSULTATION</text:p>
      <text:p text:style-name="P36"><text:s text:c="2"/>FOR EACH ROW</text:p>
      <text:p text:style-name="P36">BEGIN</text:p>
      <text:p text:style-name="P36"><text:s text:c="2"/>IF :NEW.date_consult &lt; current_date THEN</text:p>
      <text:p text:style-name="P36"><text:s text:c="4"/>INSERT INTO CARON_ARCHIVE_CONSULTATION(n_med, n_malade, date_consult, h_consult, prescription, examen) </text:p>
      <text:p text:style-name="P36"><text:s text:c="4"/>VALUES(:NEW.n_med, :NEW.n_malade, :NEW.date_consult, :NEW.h_consult, :NEW.prescription, :NEW.examen);</text:p>
      <text:p text:style-name="P36"><text:s text:c="2"/>END IF;</text:p>
      <text:p text:style-name="P36"><text:soft-page-break/>END;</text:p>
      <text:p text:style-name="P37">/</text:p>
      <text:p text:style-name="P37"/>
      <text:p text:style-name="P38">TESTS]</text:p>
      <text:p text:style-name="P38">DELETE FROM CARON_CONSULTATION WHERE N_MED = 131;</text:p>
      <text:p text:style-name="P40"/>
      <text:p text:style-name="P22"><text:span text:style-name="T29">&gt;&gt;&gt; </text:span><text:span text:style-name="T39">5</text:span><text:span text:style-name="T29"> rows deleted.</text:span></text:p>
      <text:p text:style-name="P38"/>
      <text:p text:style-name="P41">SELECT * FROM CARON_ARCHIVE_CONSULTATION ;</text:p>
      <text:p text:style-name="P41"/>
      <text:p text:style-name="P43">R]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5">N_MED</text:p>
          </table:table-cell>
          <table:table-cell table:style-name="Tableau3.A1" office:value-type="string">
            <text:p text:style-name="P65">N_MALADE</text:p>
          </table:table-cell>
          <table:table-cell table:style-name="Tableau3.A1" office:value-type="string">
            <text:p text:style-name="P65">DATE_CON</text:p>
          </table:table-cell>
          <table:table-cell table:style-name="Tableau3.A1" office:value-type="string">
            <text:p text:style-name="P65">H_CONSULT</text:p>
          </table:table-cell>
          <table:table-cell table:style-name="Tableau3.A1" office:value-type="string">
            <text:p text:style-name="P65">PR.</text:p>
          </table:table-cell>
          <table:table-cell table:style-name="Tableau3.F1" office:value-type="string">
            <text:p text:style-name="P65">EXAMEN</text:p>
          </table:table-cell>
        </table:table-row>
        <table:table-row>
          <table:table-cell table:style-name="Tableau3.A2" office:value-type="string">
            <text:p text:style-name="P60">131</text:p>
          </table:table-cell>
          <table:table-cell table:style-name="Tableau3.A2" office:value-type="string">
            <text:p text:style-name="P60">5430</text:p>
          </table:table-cell>
          <table:table-cell table:style-name="Tableau3.A2" office:value-type="string">
            <text:p text:style-name="P60">03/10/11</text:p>
          </table:table-cell>
          <table:table-cell table:style-name="Tableau3.A2" office:value-type="string">
            <text:p text:style-name="P60">18</text:p>
          </table:table-cell>
          <table:table-cell table:style-name="Tableau3.A2" office:value-type="string">
            <text:p text:style-name="P61"/>
          </table:table-cell>
          <table:table-cell table:style-name="Tableau3.F2" office:value-type="string">
            <text:p text:style-name="P60">Visite de routine</text:p>
          </table:table-cell>
        </table:table-row>
        <table:table-row>
          <table:table-cell table:style-name="Tableau3.A2" office:value-type="string">
            <text:p text:style-name="P60">131</text:p>
          </table:table-cell>
          <table:table-cell table:style-name="Tableau3.A2" office:value-type="string">
            <text:p text:style-name="P60">5632</text:p>
          </table:table-cell>
          <table:table-cell table:style-name="Tableau3.A2" office:value-type="string">
            <text:p text:style-name="P60">03/10/11</text:p>
          </table:table-cell>
          <table:table-cell table:style-name="Tableau3.A2" office:value-type="string">
            <text:p text:style-name="P60">16</text:p>
          </table:table-cell>
          <table:table-cell table:style-name="Tableau3.A2" office:value-type="string">
            <text:p text:style-name="P61"/>
          </table:table-cell>
          <table:table-cell table:style-name="Tableau3.F2" office:value-type="string">
            <text:p text:style-name="P60">Visite de routine</text:p>
          </table:table-cell>
        </table:table-row>
        <table:table-row>
          <table:table-cell table:style-name="Tableau3.A2" office:value-type="string">
            <text:p text:style-name="P60">131</text:p>
          </table:table-cell>
          <table:table-cell table:style-name="Tableau3.A2" office:value-type="string">
            <text:p text:style-name="P60">5678</text:p>
          </table:table-cell>
          <table:table-cell table:style-name="Tableau3.A2" office:value-type="string">
            <text:p text:style-name="P60">03/10/11</text:p>
          </table:table-cell>
          <table:table-cell table:style-name="Tableau3.A2" office:value-type="string">
            <text:p text:style-name="P60">17</text:p>
          </table:table-cell>
          <table:table-cell table:style-name="Tableau3.A2" office:value-type="string">
            <text:p text:style-name="P61"/>
          </table:table-cell>
          <table:table-cell table:style-name="Tableau3.F2" office:value-type="string">
            <text:p text:style-name="P60">Visite de routine</text:p>
          </table:table-cell>
        </table:table-row>
        <table:table-row>
          <table:table-cell table:style-name="Tableau3.A2" office:value-type="string">
            <text:p text:style-name="P60">131</text:p>
          </table:table-cell>
          <table:table-cell table:style-name="Tableau3.A2" office:value-type="string">
            <text:p text:style-name="P60">5678</text:p>
          </table:table-cell>
          <table:table-cell table:style-name="Tableau3.A2" office:value-type="string">
            <text:p text:style-name="P60">10/10/11</text:p>
          </table:table-cell>
          <table:table-cell table:style-name="Tableau3.A2" office:value-type="string">
            <text:p text:style-name="P60">18</text:p>
          </table:table-cell>
          <table:table-cell table:style-name="Tableau3.A2" office:value-type="string">
            <text:p text:style-name="P61"/>
          </table:table-cell>
          <table:table-cell table:style-name="Tableau3.F2" office:value-type="string">
            <text:p text:style-name="P60">Visite de routine</text:p>
          </table:table-cell>
        </table:table-row>
        <table:table-row>
          <table:table-cell table:style-name="Tableau3.A2" office:value-type="string">
            <text:p text:style-name="P60">131</text:p>
          </table:table-cell>
          <table:table-cell table:style-name="Tableau3.A2" office:value-type="string">
            <text:p text:style-name="P60">5780</text:p>
          </table:table-cell>
          <table:table-cell table:style-name="Tableau3.A2" office:value-type="string">
            <text:p text:style-name="P60">08/10/11</text:p>
          </table:table-cell>
          <table:table-cell table:style-name="Tableau3.A2" office:value-type="string">
            <text:p text:style-name="P60">10</text:p>
          </table:table-cell>
          <table:table-cell table:style-name="Tableau3.A2" office:value-type="string">
            <text:p text:style-name="P61"/>
          </table:table-cell>
          <table:table-cell table:style-name="Tableau3.F2" office:value-type="string">
            <text:p text:style-name="P60">Visite de routine</text:p>
          </table:table-cell>
        </table:table-row>
      </table:table>
      <text:p text:style-name="P43"/>
      <text:p text:style-name="P43"/>
      <text:p text:style-name="P43"/>
      <text:p text:style-name="P51"><text:span text:style-name="T9">4</text:span><text:span text:style-name="T5">) </text:span><text:span text:style-name="T6">D</text:span><text:span text:style-name="T10">é</text:span><text:span text:style-name="T6">finissez un d</text:span><text:span text:style-name="T10">é</text:span><text:span text:style-name="T6">clencheur qui emp</text:span><text:span text:style-name="T10">êc</text:span><text:span text:style-name="T6">he toute modification de la table ARCHIVE_ CONSULTATION.</text:span></text:p>
      <text:p text:style-name="P9"/>
      <text:p text:style-name="P45"><text:span text:style-name="T31">S</text:span><text:span text:style-name="T29">QL]</text:span></text:p>
      <text:p text:style-name="P70">CREATE OR REPLACE TRIGGER TRIGGER_EX4 </text:p>
      <text:p text:style-name="P70">BEFORE UPDATE OR DELETE ON CARON_ARCHIVE_CONSULTATION</text:p>
      <text:p text:style-name="P70">BEGIN</text:p>
      <text:p text:style-name="P48"><text:span text:style-name="T29"><text:s text:c="2"/>raise_application_error(-201</text:span><text:span text:style-name="T40">21</text:span><text:span text:style-name="T29">, 'Opération de modification interdite');</text:span></text:p>
      <text:p text:style-name="P70">END;</text:p>
      <text:p text:style-name="P70">/</text:p>
      <text:p text:style-name="P70"/>
      <text:p text:style-name="P39">TESTS]<text:span text:style-name="T1"> </text:span><text:span text:style-name="T28">Test de suppression basée sur la table précédente.</text:span></text:p>
      <text:p text:style-name="P39">DELETE FROM CARON_<text:span text:style-name="T63">ARCHIVE_</text:span>CONSULTATION WHERE N_MED = 1<text:span text:style-name="T64">31</text:span>;</text:p>
      <text:p text:style-name="P42"/>
      <text:p text:style-name="P44"><text:span text:style-name="T65">R]</text:span> ERROR at line 1:</text:p>
      <text:p text:style-name="P44"><text:s text:c="3"/>ORA-20121: Opération de modification interdite</text:p>
      <text:p text:style-name="P44"><text:s text:c="3"/>ORA-06512: à "M1INFO19.TRIGGER_EX4", ligne 2</text:p>
      <text:p text:style-name="P44"><text:s text:c="3"/>ORA-04088: erreur lors d'exécution du déclencheur 'M1INFO19.TRIGGER_EX4'</text:p>
      <text:p text:style-name="P44"/>
      <text:p text:style-name="P89"/>
      <text:p text:style-name="P89"/>
      <text:p text:style-name="P52"><text:span text:style-name="T11">5</text:span><text:span text:style-name="T5">) </text:span><text:span text:style-name="T12">Définissez un déclencheur qui vérifie pour les médecins que identite_med et</text:span></text:p>
      <text:p text:style-name="P56"><text:span text:style-name="T4">adr_</text:span><text:span text:style-name="T13">elec_</text:span><text:span text:style-name="T4">med sont formatés correctement :</text:span></text:p>
      <text:p text:style-name="P53"><text:span text:style-name="T21"><text:tab/></text:span><text:span text:style-name="T22">a) identite_med commence par une chaı̂ne écrite en minuscules avec la pre-</text:span></text:p>
      <text:p text:style-name="P90">mière lettre en majuscule (le prénom) et est suivie d’une chaı̂ne écrite en</text:p>
      <text:p text:style-name="P90">majuscules (le nom).</text:p>
      <text:p text:style-name="P10"/>
      <text:p text:style-name="P46"><text:span text:style-name="T31">S</text:span><text:span text:style-name="T29">QL]</text:span></text:p>
      <text:p text:style-name="P71">CREATE OR REPLACE TRIGGER TRIGGER_EX5A</text:p>
      <text:p text:style-name="P71">BEFORE INSERT OR UPDATE ON CARON_MEDECIN</text:p>
      <text:p text:style-name="P71">FOR EACH ROW</text:p>
      <text:p text:style-name="P71">BEGIN</text:p>
      <text:p text:style-name="P71"><text:s text:c="2"/>IF NOT REGEXP_LIKE(:NEW.identite_med, '^[A-Z][a-z]* [A-Z]+$','c')</text:p>
      <text:p text:style-name="P71"><text:s text:c="2"/>THEN raise_application_error(-20122, 'Format incohérent');</text:p>
      <text:p text:style-name="P71"><text:s text:c="2"/>END IF;</text:p>
      <text:p text:style-name="P71">END;</text:p>
      <text:p text:style-name="P71">/</text:p>
      <text:p text:style-name="P102"/>
      <text:p text:style-name="P71">TESTS]</text:p>
      <text:p text:style-name="P77">1) Valeur cohérente :</text:p>
      <text:p text:style-name="P104">INSERT INTO CARON_MEDECIN VALUES(199,'Henri DECLIN','0149884461','henri.declin@free.fr','Alexandre TARAUD','CCA');</text:p>
      <text:p text:style-name="P73"/>
      <text:p text:style-name="P73">&gt;&gt;&gt; 1 row created.</text:p>
      <text:p text:style-name="P73"/>
      <text:p text:style-name="P28"><text:span text:style-name="T42">2</text:span><text:span text:style-name="T29">) Valeur </text:span><text:span text:style-name="T42">in</text:span><text:span text:style-name="T29">cohérente :</text:span></text:p>
      <text:p text:style-name="P104">INSERT INTO CARON_MEDECIN VALUES(200,'HenRi DecLIN','0149884461','henri.declin@free.fr','Alexandre TARAUD','CCA')</text:p>
      <text:p text:style-name="P73"><text:s text:c="12"/>*</text:p>
      <text:p text:style-name="P49"><text:span text:style-name="T41">&gt;&gt;&gt; </text:span><text:span text:style-name="T29">ERROR at line 1:</text:span></text:p>
      <text:p text:style-name="P73"><text:s text:c="4"/>ORA-20122: Format incohérent</text:p>
      <text:p text:style-name="P73"><text:s text:c="4"/>ORA-06512: à "M1INFO19.TRIGGER_EX5A", ligne 3</text:p>
      <text:p text:style-name="P73"><text:s text:c="4"/>ORA-04088: erreur lors d'exécution du déclencheur 'M1INFO19.TRIGGER_EX5A'</text:p>
      <text:p text:style-name="P75"/>
      <text:p text:style-name="P75"/>
      <text:p text:style-name="P54"><text:span text:style-name="T22"><text:tab/></text:span><text:span text:style-name="T23">b</text:span><text:span text:style-name="T22">) </text:span><text:span text:style-name="T23">adr_elec_med est une adresse électronique. La chaı̂ne de caractères contient</text:span></text:p>
      <text:p text:style-name="P91">nécessairement le caractère “@” et le caractère “.” un peu plus loin.</text:p>
      <text:p text:style-name="P91"/>
      <text:p text:style-name="P55"><text:span text:style-name="T24">Ce trigger utilise</text:span><text:span text:style-name="T21"> une expression régulière comme précédemment, </text:span><text:span text:style-name="T26">se basant </text:span><text:span text:style-name="T21">uniquement </text:span><text:span text:style-name="T26">sur </text:span><text:span text:style-name="T21">le critère </text:span><text:span text:style-name="T27">imposé par le</text:span><text:span text:style-name="T21"> sujet </text:span><text:span text:style-name="T25">pour effectuer la vérification </text:span><text:span text:style-name="T27">du mail :</text:span></text:p>
      <text:p text:style-name="P91"/>
      <text:p text:style-name="P47"><text:span text:style-name="T31">S</text:span><text:span text:style-name="T29">QL]</text:span></text:p>
      <text:p text:style-name="P76">CREATE OR REPLACE TRIGGER TRIGGER_EX5B</text:p>
      <text:p text:style-name="P76">BEFORE INSERT OR UPDATE ON CARON_MEDECIN</text:p>
      <text:p text:style-name="P76">FOR EACH ROW</text:p>
      <text:p text:style-name="P76">BEGIN</text:p>
      <text:p text:style-name="P76"><text:s text:c="2"/>IF NOT REGEXP_LIKE(:NEW.adr_elec_med, '^.+@.+\..+$','c')</text:p>
      <text:p text:style-name="P76"><text:s text:c="2"/>THEN raise_application_error(-20122, 'Format incohérent');</text:p>
      <text:p text:style-name="P76"><text:s text:c="2"/>END IF;</text:p>
      <text:p text:style-name="P76">END;</text:p>
      <text:p text:style-name="P76">/</text:p>
      <text:p text:style-name="P72"/>
      <text:p text:style-name="P72"/>
      <text:p text:style-name="P72">TESTS]</text:p>
      <text:p text:style-name="P78">1) Valeur cohérente :</text:p>
      <text:p text:style-name="P105">INSERT INTO CARON_MEDECIN VALUES(201,'Henri DECLIN','0149884461','henri.declin@free.fr','Alexandre TARAUD','CCA');</text:p>
      <text:p text:style-name="P74"/>
      <text:p text:style-name="P74">&gt;&gt;&gt; 1 row created.</text:p>
      <text:p text:style-name="P74"/>
      <text:p text:style-name="P29"><text:span text:style-name="T42">2</text:span><text:span text:style-name="T29">) Valeur </text:span><text:span text:style-name="T42">in</text:span><text:span text:style-name="T29">cohérente :</text:span></text:p>
      <text:p text:style-name="P106">INSERT INTO CARON_MEDECIN VALUES(202,'Henri DECLIN','0149884461','henri.declinfreefr','Alexandre TARAUD','CCA');</text:p>
      <text:p text:style-name="P106"/>
      <text:p text:style-name="P50"><text:span text:style-name="T41">&gt;&gt;&gt; </text:span><text:span text:style-name="T29">ERROR at line 1:</text:span></text:p>
      <text:p text:style-name="P74"><text:s text:c="4"/>ORA-20122: Format incohérent</text:p>
      <text:p text:style-name="P50"><text:span text:style-name="T29"><text:s text:c="4"/>ORA-06512: à "M1INFO19.TRIGGER_EX5</text:span><text:span text:style-name="T43">B</text:span><text:span text:style-name="T29">", ligne 3</text:span></text:p>
      <text:p text:style-name="P74"><text:s text:c="4"/>ORA-04088: erreur lors d'exécution du déclencheur 'M1INFO19.TRIGGER_EX5A'</text:p>
      <text:p text:style-name="P74"/>
      <text:p text:style-name="P74"/>
      <text:p text:style-name="P74"/>
      <text:p text:style-name="P103"><text:span text:style-name="T14">6</text:span><text:span text:style-name="T5">) </text:span><text:span text:style-name="T15">Ajoutez une colonne prime à la table MEDECIN. Écrivez un déclencheur qui lie la colonne prime de la table MEDECIN au nombre de consultations e</text:span><text:span text:style-name="T16">ff</text:span><text:span text:style-name="T15">ectuées. Chaque consultation e</text:span><text:span text:style-name="T17">ff</text:span><text:span text:style-name="T15">ectuée ajoute 23 à la prime du médecin qui l’e</text:span><text:span text:style-name="T17">ff</text:span><text:span text:style-name="T15">ectue.</text:span></text:p>
      <text:p text:style-name="P92"/>
      <text:p text:style-name="P79"><text:span text:style-name="T31">S</text:span><text:span text:style-name="T29">QL] </text:span></text:p>
      <text:p text:style-name="P96"><text:span text:style-name="T29">1) Pour la modification de la table</text:span></text:p>
      <text:p text:style-name="P81"><text:span text:style-name="T29">ALTER TABLE CARON_MEDECIN ADD prime int;</text:span></text:p>
      <text:p text:style-name="P81"><text:span text:style-name="T29">UPDATE CARON_MEDECIN SET prime = 0;</text:span></text:p>
      <text:p text:style-name="P81"><text:span text:style-name="T29"/></text:p>
      <text:p text:style-name="P97"><text:span text:style-name="T29">2) Pour le trigger, </text:span><text:span text:style-name="T44">on utilise que toute consultation effectuée se voit alors retirée de la table des consultations. </text:span><text:span text:style-name="T45">L’augmentation se fait alors suite à une suppression « cohérente » de la table</text:span></text:p>
      <text:p text:style-name="P82"><text:span text:style-name="T29">CREATE OR REPLACE TRIGGER TRIGGER_EX6</text:span></text:p>
      <text:p text:style-name="P82"><text:span text:style-name="T29"><text:s text:c="2"/>AFTER DELETE ON CARON_CONSULTATION</text:span></text:p>
      <text:p text:style-name="P82"><text:span text:style-name="T29"><text:s text:c="2"/>FOR EACH ROW</text:span></text:p>
      <text:p text:style-name="P82"><text:span text:style-name="T29">DECLARE</text:span></text:p>
      <text:p text:style-name="P82"><text:span text:style-name="T29"><text:s text:c="2"/>prime_incr integer;</text:span></text:p>
      <text:p text:style-name="P82"><text:span text:style-name="T29">BEGIN</text:span></text:p>
      <text:p text:style-name="P82"><text:span text:style-name="T29"><text:s text:c="2"/>prime_incr := 23;</text:span></text:p>
      <text:p text:style-name="P82"><text:span text:style-name="T29"><text:s text:c="2"/>IF :OLD.date_consult &lt; current_date THEN</text:span></text:p>
      <text:p text:style-name="P82"><text:span text:style-name="T29"><text:s text:c="4"/>UPDATE CARON_MEDECIN</text:span></text:p>
      <text:p text:style-name="P82"><text:span text:style-name="T29"><text:s text:c="4"/>SET prime = prime + prime_incr</text:span></text:p>
      <text:p text:style-name="P82"><text:span text:style-name="T29"><text:s text:c="4"/>WHERE n_med = :OLD.n_med;</text:span></text:p>
      <text:p text:style-name="P82"><text:span text:style-name="T29"><text:s text:c="2"/>END IF;</text:span></text:p>
      <text:p text:style-name="P82"><text:span text:style-name="T29">END;</text:span></text:p>
      <text:p text:style-name="P82"><text:span text:style-name="T29">/</text:span></text:p>
      <text:p text:style-name="P82"><text:span text:style-name="T29"/></text:p>
      <text:p text:style-name="P82"><text:span text:style-name="T29"/></text:p>
      <text:p text:style-name="P82"><text:span text:style-name="T29">TEST] </text:span><text:span text:style-name="T66">Complétion des RDVs du médècin n°131, puis vérification de sa prime.</text:span></text:p>
      <text:p text:style-name="P107"><text:span text:style-name="T46">1) </text:span><text:span text:style-name="T29">delete from caron_consultation where n_med = 131;</text:span></text:p>
      <text:p text:style-name="P83"><text:span text:style-name="T29"/></text:p>
      <text:p text:style-name="P83"><text:span text:style-name="T46">&gt;&gt;&gt; </text:span><text:span text:style-name="T29">5 rows deleted.</text:span></text:p>
      <text:p text:style-name="P83"><text:span text:style-name="T29"/></text:p>
      <text:p text:style-name="P83"><text:span text:style-name="T47">2) </text:span><text:span text:style-name="T29">select prime from caron_medecin where n_med = 131;</text:span></text:p>
      <text:p text:style-name="P83"><text:span text:style-name="T29"/></text:p>
      <text:p text:style-name="P84"><text:span text:style-name="T29">&gt;&gt;&gt; </text:span><text:span text:style-name="T67">Valeur de la prime obtenue :</text:span><text:span text:style-name="T29"> 115 = 23 * 5 = 23 * (nb_lignes supprimées).</text:span></text:p>
      <text:p text:style-name="P83"><text:span text:style-name="T29"/></text:p>
      <text:p text:style-name="P83"><text:span text:style-name="T29"/></text:p>
      <text:p text:style-name="P83"><text:span text:style-name="T29"/></text:p>
      <text:p text:style-name="P94"><text:span text:style-name="T18">7</text:span><text:span text:style-name="T5">) </text:span><text:span text:style-name="T19">Il n’y a que 3 salles de consultation disponibles dans la clinique. Refusez, via un déclencheur, un ajout de plage de consultation pour un médecin s’il existe déjà 3 plages de consultation à ce créneau horaire.</text:span></text:p>
      <text:p text:style-name="P93"/>
      <text:p text:style-name="P80"><text:span text:style-name="T31">S</text:span><text:span text:style-name="T29">QL] </text:span></text:p>
      <text:p text:style-name="P87"><text:span text:style-name="T29">CREATE OR REPLACE TRIGGER TRIGGER_EX7</text:span></text:p>
      <text:p text:style-name="P87"><text:span text:style-name="T29"><text:s text:c="2"/>BEFORE INSERT ON CARON_MED_PLAGE_CONSULT</text:span></text:p>
      <text:p text:style-name="P87"><text:span text:style-name="T29"><text:s text:c="2"/>FOR EACH ROW</text:span></text:p>
      <text:p text:style-name="P87"><text:span text:style-name="T29">DECLARE</text:span></text:p>
      <text:p text:style-name="P87"><text:span text:style-name="T29"><text:s text:c="2"/>consult_nb integer;</text:span></text:p>
      <text:p text:style-name="P87"><text:span text:style-name="T29">BEGIN</text:span></text:p>
      <text:p text:style-name="P87"><text:span text:style-name="T29"><text:s text:c="2"/>SELECT count(*) INTO consult_nb FROM CARON_MED_PLAGE_CONSULT</text:span></text:p>
      <text:p text:style-name="P87"><text:span text:style-name="T29"><text:s text:c="2"/>WHERE jour_sem = :NEW.jour_sem</text:span></text:p>
      <text:p text:style-name="P87"><text:span text:style-name="T29"><text:s text:c="2"/>AND (((h_deb &lt;= :NEW.h_deb) AND (:NEW.h_deb &lt; h_fin))</text:span></text:p>
      <text:p text:style-name="P87"><text:span text:style-name="T29"><text:s text:c="2"/>OR ((h_deb &lt; :NEW.h_fin) AND (:NEW.h_fin &lt;= h_fin)));</text:span></text:p>
      <text:p text:style-name="P87"><text:span text:style-name="T29"><text:s text:c="2"/></text:span></text:p>
      <text:p text:style-name="P87"><text:span text:style-name="T29"><text:s text:c="2"/>IF consult_nb &gt;= 3</text:span></text:p>
      <text:p text:style-name="P87"><text:span text:style-name="T29"><text:s text:c="2"/>THEN raise_application_error(-20123, 'Aucun salle n est disponible pour ce créneau');</text:span></text:p>
      <text:p text:style-name="P87"><text:span text:style-name="T29"><text:s text:c="2"/>END IF;</text:span></text:p>
      <text:p text:style-name="P87"><text:span text:style-name="T29">END;</text:span></text:p>
      <text:p text:style-name="P87"><text:span text:style-name="T29">/</text:span></text:p>
      <text:p text:style-name="P85"><text:span text:style-name="T29"/></text:p>
      <text:p text:style-name="P86"><text:soft-page-break/><text:span text:style-name="T29">TEST]</text:span></text:p>
      <text:p text:style-name="P99"><text:span text:style-name="T29">Liste des consultation en cours :</text:span></text:p>
      <text:p text:style-name="P88"><text:span text:style-name="T48">1) </text:span><text:span text:style-name="T29">select * from caron_med_plage_consult ;</text:span></text:p>
      <text:p text:style-name="P88"><text:span text:style-name="T29"/></text:p>
      <table:table table:name="Tableau4" table:style-name="Tableau4">
        <table:table-column table:style-name="Tableau4.A" table:number-columns-repeated="4"/>
        <table:table-row>
          <table:table-cell table:style-name="Tableau4.A1" office:value-type="string">
            <text:p text:style-name="P110">N_MED</text:p>
          </table:table-cell>
          <table:table-cell table:style-name="Tableau4.A1" office:value-type="string">
            <text:p text:style-name="P110">JOUR_SEM</text:p>
          </table:table-cell>
          <table:table-cell table:style-name="Tableau4.A1" office:value-type="string">
            <text:p text:style-name="P110">H_DEB</text:p>
          </table:table-cell>
          <table:table-cell table:style-name="Tableau4.D1" office:value-type="string">
            <text:p text:style-name="P110">H_FIN</text:p>
          </table:table-cell>
        </table:table-row>
        <table:table-row>
          <table:table-cell table:style-name="Tableau4.A2" office:value-type="string">
            <text:p text:style-name="P108">123</text:p>
          </table:table-cell>
          <table:table-cell table:style-name="Tableau4.A2" office:value-type="string">
            <text:p text:style-name="P108">mardi</text:p>
          </table:table-cell>
          <table:table-cell table:style-name="Tableau4.A2" office:value-type="string">
            <text:p text:style-name="P108">8</text:p>
          </table:table-cell>
          <table:table-cell table:style-name="Tableau4.D2" office:value-type="string">
            <text:p text:style-name="P108">12</text:p>
          </table:table-cell>
        </table:table-row>
        <table:table-row>
          <table:table-cell table:style-name="Tableau4.A2" office:value-type="string">
            <text:p text:style-name="P108">123</text:p>
          </table:table-cell>
          <table:table-cell table:style-name="Tableau4.A2" office:value-type="string">
            <text:p text:style-name="P108">jeudi</text:p>
          </table:table-cell>
          <table:table-cell table:style-name="Tableau4.A2" office:value-type="string">
            <text:p text:style-name="P108">13</text:p>
          </table:table-cell>
          <table:table-cell table:style-name="Tableau4.D2" office:value-type="string">
            <text:p text:style-name="P108">17</text:p>
          </table:table-cell>
        </table:table-row>
        <table:table-row>
          <table:table-cell table:style-name="Tableau4.A2" office:value-type="string">
            <text:p text:style-name="P108">123</text:p>
          </table:table-cell>
          <table:table-cell table:style-name="Tableau4.A2" office:value-type="string">
            <text:p text:style-name="P108">samedi</text:p>
          </table:table-cell>
          <table:table-cell table:style-name="Tableau4.A2" office:value-type="string">
            <text:p text:style-name="P109">9</text:p>
          </table:table-cell>
          <table:table-cell table:style-name="Tableau4.D2" office:value-type="string">
            <text:p text:style-name="P109">12</text:p>
          </table:table-cell>
        </table:table-row>
        <table:table-row>
          <table:table-cell table:style-name="Tableau4.A2" office:value-type="string">
            <text:p text:style-name="P108">107</text:p>
          </table:table-cell>
          <table:table-cell table:style-name="Tableau4.A2" office:value-type="string">
            <text:p text:style-name="P108">jeudi</text:p>
          </table:table-cell>
          <table:table-cell table:style-name="Tableau4.A2" office:value-type="string">
            <text:p text:style-name="P109">13</text:p>
          </table:table-cell>
          <table:table-cell table:style-name="Tableau4.D2" office:value-type="string">
            <text:p text:style-name="P109">17</text:p>
          </table:table-cell>
        </table:table-row>
        <table:table-row>
          <table:table-cell table:style-name="Tableau4.A2" office:value-type="string">
            <text:p text:style-name="P108">131</text:p>
          </table:table-cell>
          <table:table-cell table:style-name="Tableau4.A2" office:value-type="string">
            <text:p text:style-name="P108">lundi</text:p>
          </table:table-cell>
          <table:table-cell table:style-name="Tableau4.A2" office:value-type="string">
            <text:p text:style-name="P109">17</text:p>
          </table:table-cell>
          <table:table-cell table:style-name="Tableau4.D2" office:value-type="string">
            <text:p text:style-name="P109">19</text:p>
          </table:table-cell>
        </table:table-row>
        <table:table-row>
          <table:table-cell table:style-name="Tableau4.A2" office:value-type="string">
            <text:p text:style-name="P108">131</text:p>
          </table:table-cell>
          <table:table-cell table:style-name="Tableau4.A2" office:value-type="string">
            <text:p text:style-name="P108">samedi</text:p>
          </table:table-cell>
          <table:table-cell table:style-name="Tableau4.A2" office:value-type="string">
            <text:p text:style-name="P109">10</text:p>
          </table:table-cell>
          <table:table-cell table:style-name="Tableau4.D2" office:value-type="string">
            <text:p text:style-name="P109">12</text:p>
          </table:table-cell>
        </table:table-row>
        <table:table-row>
          <table:table-cell table:style-name="Tableau4.A2" office:value-type="string">
            <text:p text:style-name="P108">146</text:p>
          </table:table-cell>
          <table:table-cell table:style-name="Tableau4.A2" office:value-type="string">
            <text:p text:style-name="P108">mercredi</text:p>
          </table:table-cell>
          <table:table-cell table:style-name="Tableau4.A2" office:value-type="string">
            <text:p text:style-name="P109">13</text:p>
          </table:table-cell>
          <table:table-cell table:style-name="Tableau4.D2" office:value-type="string">
            <text:p text:style-name="P109">17</text:p>
          </table:table-cell>
        </table:table-row>
        <table:table-row>
          <table:table-cell table:style-name="Tableau4.A2" office:value-type="string">
            <text:p text:style-name="P108">146</text:p>
          </table:table-cell>
          <table:table-cell table:style-name="Tableau4.A2" office:value-type="string">
            <text:p text:style-name="P108">lundi</text:p>
          </table:table-cell>
          <table:table-cell table:style-name="Tableau4.A2" office:value-type="string">
            <text:p text:style-name="P109">8</text:p>
          </table:table-cell>
          <table:table-cell table:style-name="Tableau4.D2" office:value-type="string">
            <text:p text:style-name="P109">12</text:p>
          </table:table-cell>
        </table:table-row>
        <table:table-row>
          <table:table-cell table:style-name="Tableau4.A2" office:value-type="string">
            <text:p text:style-name="P108">124</text:p>
          </table:table-cell>
          <table:table-cell table:style-name="Tableau4.A2" office:value-type="string">
            <text:p text:style-name="P108">samedi</text:p>
          </table:table-cell>
          <table:table-cell table:style-name="Tableau4.A2" office:value-type="string">
            <text:p text:style-name="P109">9</text:p>
          </table:table-cell>
          <table:table-cell table:style-name="Tableau4.D2" office:value-type="string">
            <text:p text:style-name="P109">12</text:p>
          </table:table-cell>
        </table:table-row>
        <table:table-row>
          <table:table-cell table:style-name="Tableau4.A2" office:value-type="string">
            <text:p text:style-name="P108">130</text:p>
          </table:table-cell>
          <table:table-cell table:style-name="Tableau4.A2" office:value-type="string">
            <text:p text:style-name="P108">mardi</text:p>
          </table:table-cell>
          <table:table-cell table:style-name="Tableau4.A2" office:value-type="string">
            <text:p text:style-name="P109">13</text:p>
          </table:table-cell>
          <table:table-cell table:style-name="Tableau4.D2" office:value-type="string">
            <text:p text:style-name="P109">17</text:p>
          </table:table-cell>
        </table:table-row>
        <table:table-row>
          <table:table-cell table:style-name="Tableau4.A2" office:value-type="string">
            <text:p text:style-name="P108">130</text:p>
          </table:table-cell>
          <table:table-cell table:style-name="Tableau4.A2" office:value-type="string">
            <text:p text:style-name="P108">jeudi</text:p>
          </table:table-cell>
          <table:table-cell table:style-name="Tableau4.A2" office:value-type="string">
            <text:p text:style-name="P109">13</text:p>
          </table:table-cell>
          <table:table-cell table:style-name="Tableau4.D2" office:value-type="string">
            <text:p text:style-name="P109">17</text:p>
          </table:table-cell>
        </table:table-row>
        <table:table-row>
          <table:table-cell table:style-name="Tableau4.A2" office:value-type="string">
            <text:p text:style-name="P108">130</text:p>
          </table:table-cell>
          <table:table-cell table:style-name="Tableau4.A2" office:value-type="string">
            <text:p text:style-name="P108">mercredi</text:p>
          </table:table-cell>
          <table:table-cell table:style-name="Tableau4.A2" office:value-type="string">
            <text:p text:style-name="P109">17</text:p>
          </table:table-cell>
          <table:table-cell table:style-name="Tableau4.D2" office:value-type="string">
            <text:p text:style-name="P109">19</text:p>
          </table:table-cell>
        </table:table-row>
        <table:table-row>
          <table:table-cell table:style-name="Tableau4.A2" office:value-type="string">
            <text:p text:style-name="P108">130</text:p>
          </table:table-cell>
          <table:table-cell table:style-name="Tableau4.A2" office:value-type="string">
            <text:p text:style-name="P108">lundi</text:p>
          </table:table-cell>
          <table:table-cell table:style-name="Tableau4.A2" office:value-type="string">
            <text:p text:style-name="P109">10</text:p>
          </table:table-cell>
          <table:table-cell table:style-name="Tableau4.D2" office:value-type="string">
            <text:p text:style-name="P109">12</text:p>
          </table:table-cell>
        </table:table-row>
        <table:table-row>
          <table:table-cell table:style-name="Tableau4.A2" office:value-type="string">
            <text:p text:style-name="P108">130</text:p>
          </table:table-cell>
          <table:table-cell table:style-name="Tableau4.A2" office:value-type="string">
            <text:p text:style-name="P108">samedi</text:p>
          </table:table-cell>
          <table:table-cell table:style-name="Tableau4.A2" office:value-type="string">
            <text:p text:style-name="P109">10</text:p>
          </table:table-cell>
          <table:table-cell table:style-name="Tableau4.D2" office:value-type="string">
            <text:p text:style-name="P109">12</text:p>
          </table:table-cell>
        </table:table-row>
        <table:table-row>
          <table:table-cell table:style-name="Tableau4.A2" office:value-type="string">
            <text:p text:style-name="P108">138</text:p>
          </table:table-cell>
          <table:table-cell table:style-name="Tableau4.A2" office:value-type="string">
            <text:p text:style-name="P108">mardi</text:p>
          </table:table-cell>
          <table:table-cell table:style-name="Tableau4.A2" office:value-type="string">
            <text:p text:style-name="P109">13</text:p>
          </table:table-cell>
          <table:table-cell table:style-name="Tableau4.D2" office:value-type="string">
            <text:p text:style-name="P109">17</text:p>
          </table:table-cell>
        </table:table-row>
        <table:table-row>
          <table:table-cell table:style-name="Tableau4.A2" office:value-type="string">
            <text:p text:style-name="P108">152</text:p>
          </table:table-cell>
          <table:table-cell table:style-name="Tableau4.A2" office:value-type="string">
            <text:p text:style-name="P108">mercredi</text:p>
          </table:table-cell>
          <table:table-cell table:style-name="Tableau4.A2" office:value-type="string">
            <text:p text:style-name="P109">13</text:p>
          </table:table-cell>
          <table:table-cell table:style-name="Tableau4.D2" office:value-type="string">
            <text:p text:style-name="P109">17</text:p>
          </table:table-cell>
        </table:table-row>
      </table:table>
      <text:p text:style-name="P88"><text:span text:style-name="T29"/></text:p>
      <text:p text:style-name="P88"><text:span text:style-name="T29"/></text:p>
      <text:p text:style-name="P98"><text:span text:style-name="T29">On va ajouter 2 consultations </text:span><text:span text:style-name="T52">supplémentaires </text:span><text:span text:style-name="T29">sur le créneau 13-17h du mercredi, selon cette configuration, seule le premier ajout devrait être autorisé.</text:span></text:p>
      <text:p text:style-name="P88"><text:span text:style-name="T29"/></text:p>
      <text:p text:style-name="P101"><text:span text:style-name="T29">Ajout des consultations :</text:span></text:p>
      <text:p text:style-name="P100"><text:span text:style-name="T67"/></text:p>
      <text:p text:style-name="P88"><text:span text:style-name="T49">2)</text:span><text:span text:style-name="T29"> INSERT INTO CARON_MED_PLAGE_CONSULT VALUES (107, 'mercredi', 13, 15);</text:span></text:p>
      <text:p text:style-name="P88"><text:span text:style-name="T49">&gt;&gt;&gt; </text:span><text:span text:style-name="T29">1 row created.</text:span></text:p>
      <text:p text:style-name="P88"><text:span text:style-name="T29"/></text:p>
      <text:p text:style-name="P88"><text:span text:style-name="T50">3) </text:span><text:span text:style-name="T29">INSERT INTO CARON_MED_PLAGE_CONSULT VALUES (123, 'mercredi', 14, 15);</text:span></text:p>
      <text:p text:style-name="P88"><text:span text:style-name="T29"/></text:p>
      <text:p text:style-name="P88"><text:span text:style-name="T51">&gt;&gt;&gt; </text:span><text:span text:style-name="T29">ERROR at line 1:</text:span></text:p>
      <text:p text:style-name="P88"><text:span text:style-name="T29"><text:s text:c="4"/>ORA-20123: Aucun salle n est disponible pour ce créneau</text:span></text:p>
      <text:p text:style-name="P88"><text:span text:style-name="T29"><text:s text:c="4"/>ORA-06512: à "M1INFO19.TRIGGER_EX7", ligne 10</text:span></text:p>
      <text:p text:style-name="P88"><text:span text:style-name="T29"><text:s text:c="4"/></text:span><text:span text:style-name="T51">O</text:span><text:span text:style-name="T29">RA-04088: erreur lors d'exécution du déclencheur 'M1INFO19.TRIGGER_EX7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07T18:57:23.146887124</dc:date>
    <meta:editing-duration>PT6H49M29S</meta:editing-duration>
    <meta:editing-cycles>370</meta:editing-cycles>
    <meta:document-statistic meta:table-count="4" meta:image-count="0" meta:object-count="0" meta:page-count="6" meta:paragraph-count="317" meta:word-count="1175" meta:character-count="8325" meta:non-whitespace-character-count="7299"/>
  </office:meta>
</office:document-meta>
</file>